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Text_20_body">
      <style:paragraph-properties fo:margin-left="0cm" fo:margin-right="0cm" fo:margin-top="0cm" fo:margin-bottom="0.609cm" fo:text-align="center"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style>
    <style:style style:name="T1" style:family="text">
      <style:text-properties fo:font-variant="normal" fo:text-transform="none" fo:color="#000000" style:font-name="Marianne" fo:font-size="12pt" fo:letter-spacing="normal" fo:font-style="normal" fo:font-weight="normal"/>
    </style:style>
    <style:style style:name="T2" style:family="text">
      <style:text-properties fo:font-variant="normal" fo:text-transform="none" fo:color="#000000" style:font-name="Marianne" fo:font-size="12pt" fo:letter-spacing="normal" fo:font-style="normal" fo:font-weight="bold"/>
    </style:style>
    <style:style style:name="T3" style:family="text">
      <style:text-properties fo:font-variant="normal" fo:text-transform="none" fo:color="#000000" fo:font-size="12pt" fo:letter-spacing="normal" fo:font-style="normal" fo:font-weight="normal"/>
    </style:style>
    <style:style style:name="T4" style:family="text">
      <style:text-properties fo:font-variant="normal" fo:text-transform="none" fo:color="#000000" fo:font-size="12pt" fo:letter-spacing="normal" fo:font-style="normal" fo:font-weight="bold"/>
    </style:style>
    <style:style style:name="T5" style:family="text">
      <style:text-properties fo:font-variant="normal" fo:text-transform="none" fo:color="#000000" style:font-name="Calibri" fo:font-size="12pt" fo:letter-spacing="normal" fo:font-style="normal" fo:font-weight="normal"/>
    </style:style>
    <style:style style:name="T6" style:family="text">
      <style:text-properties fo:font-variant="normal" fo:text-transform="none" fo:color="#000000" style:font-name="Calibri" fo:font-size="12pt" fo:letter-spacing="normal" fo:font-style="normal" fo:font-weight="bold"/>
    </style:style>
    <style:style style:name="T7" style:family="text">
      <style:text-properties fo:font-variant="normal" fo:text-transform="none" fo:color="#00577d" style:font-name="Marianne" fo:font-size="12pt" fo:letter-spacing="normal" fo:font-style="normal" style:text-underline-style="solid" style:text-underline-width="auto" style:text-underline-color="font-color" fo:font-weight="normal" fo:background-color="transparent"/>
    </style:style>
    <style:style style:name="T8" style:family="text">
      <style:text-properties fo:font-variant="normal" fo:text-transform="none" fo:color="#00577d" fo:font-size="12pt" fo:letter-spacing="normal" fo:font-style="normal" style:text-underline-style="solid" style:text-underline-width="auto" style:text-underline-color="font-color" fo:font-weight="normal" fo:background-color="transparent"/>
    </style:style>
    <style:style style:name="T9" style:family="text">
      <style:text-properties fo:font-variant="normal" fo:text-transform="none" fo:color="#00577d" style:font-name="Calibri" fo:font-size="12pt" fo:letter-spacing="normal" fo:font-style="normal" style:text-underline-style="solid" style:text-underline-width="auto" style:text-underline-color="font-color"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Adresse :</text:span><text:a xlink:type="simple" xlink:href="http://isn-icn-ljm.pagesperso-orange.fr/NSI-TLE/co/section_chapitre2.html" office:target-frame-name="_blank" xlink:show="new" text:style-name="Internet_20_link" text:visited-style-name="Visited_20_Internet_20_Link"><text:span text:style-name="T9">http://isn-icn-ljm.pagesperso-orange.fr/NSI-TLE/co/section_chapitre2.html</text:span></text:a></text:p>
      <text:p text:style-name="P2"><text:span text:style-name="Emphasis"><text:span text:style-name="T5">Auteur : Stéphan Van Zuijlen</text:span></text:span><text:span text:style-name="T5"><text:line-break/></text:span><text:span text:style-name="Strong_20_Emphasis"><text:span text:style-name="T6">Type de document : </text:span></text:span><text:span text:style-name="T5">cours et exercices.<text:line-break/>Ce document présente les structures de données. Il est réutilisable directement pour les cours avec des exercices et des TP pouvant conduire à des mini projets entre autres. Le document propose la création des classes Pile et File qui mettent en pratique la POO.</text:span></text:p>
      <text:p text:style-name="P3"><text:span text:style-name="T5">Adresse :</text:span><text:a xlink:type="simple" xlink:href="http://math.univ-lyon1.fr/irem/Formation_ISN/formation_parcours_graphes/pilefile/file.html" office:target-frame-name="_blank" xlink:show="new" text:style-name="Internet_20_link" text:visited-style-name="Visited_20_Internet_20_Link"><text:span text:style-name="T9">http://math.univ-lyon1.fr/irem/Formation_ISN/formation_parcours_graphes/pilefile/file.html</text:span></text:a></text:p>
      <text:p text:style-name="P3"><text:span text:style-name="Emphasis"><text:span text:style-name="T5">Auteur : Brice Portier et Jean-Manuel Mény, membres du groupe IREM - ISN (académie de Lyon)</text:span></text:span><text:span text:style-name="T5"><text:line-break/></text:span><text:span text:style-name="Strong_20_Emphasis"><text:span text:style-name="T6">Type de document : </text:span></text:span><text:span text:style-name="T5">cours.<text:line-break/>Ce document présente une implémentation d’une file en python en utilisant soit le type liste, soit une liste doublement chaînée. Dans les deux cas, une file est un objet d’une classe File dans laquelle les méthodes correspondent aux opérations sur les files (enfiler, défiler, savoir si la file est vide ou non). Une application est proposée en bas du document : il s’agit du problème de Josèphe. Le professeur peut directement utiliser ce support pour son cours. Les algorithmes sont implémentés en langage Python et peuvent être utilisés tels quel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4</meta:editing-cycles>
    <meta:generator>OpenOffice/4.1.10$Win32 OpenOffice.org_project/4110m2$Build-9807</meta:generator>
    <dc:date>2021-11-04T07:16:24.80</dc:date>
    <dc:creator>Tifaine Secheret</dc:creator>
    <meta:document-statistic meta:table-count="0" meta:image-count="0" meta:object-count="0" meta:page-count="1" meta:paragraph-count="4" meta:word-count="171" meta:character-count="1180"/>
    <meta:user-defined meta:name="Info 1"/>
    <meta:user-defined meta:name="Info 2"/>
    <meta:user-defined meta:name="Info 3"/>
    <meta:user-defined meta:name="Info 4"/>
  </office:meta>
</office:document-meta>
</file>